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margin-left="0cm" fo:margin-right="0cm" fo:line-height="115%" fo:text-indent="0cm" style:auto-text-indent="false" fo:break-before="auto" fo:break-after="auto" style:writing-mode="lr-tb"/>
    </style:style>
    <style:style style:name="P3" style:family="paragraph" style:parent-style-name="Standard" style:master-page-name="Standard">
      <style:paragraph-properties fo:line-height="115%" style:page-number="auto" fo:break-before="auto" fo:break-after="auto" style:writing-mode="lr-tb"/>
    </style:style>
    <style:style style:name="T1" style:family="text">
      <style:text-properties fo:font-weight="bold" style:font-weight-asian="bold" style:font-weight-complex="bold"/>
    </style:style>
    <style:style style:name="T2"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Obraz do nagłówka</text:span>: <text:a xlink:type="simple" xlink:href="http://cdn.destructoid.com//ul/273702-CDDDD1.jpg" text:style-name="Internet_20_link" text:visited-style-name="Visited_20_Internet_20_Link">http</text:a><text:a xlink:type="simple" xlink:href="http://cdn.destructoid.com//ul/273702-CDDDD1.jpg" text:style-name="Internet_20_link" text:visited-style-name="Visited_20_Internet_20_Link">://</text:a><text:a xlink:type="simple" xlink:href="http://cdn.destructoid.com//ul/273702-CDDDD1.jpg" text:style-name="Internet_20_link" text:visited-style-name="Visited_20_Internet_20_Link">cdn</text:a><text:a xlink:type="simple" xlink:href="http://cdn.destructoid.com//ul/273702-CDDDD1.jpg" text:style-name="Internet_20_link" text:visited-style-name="Visited_20_Internet_20_Link">.</text:a><text:a xlink:type="simple" xlink:href="http://cdn.destructoid.com//ul/273702-CDDDD1.jpg" text:style-name="Internet_20_link" text:visited-style-name="Visited_20_Internet_20_Link">destructoid</text:a><text:a xlink:type="simple" xlink:href="http://cdn.destructoid.com//ul/273702-CDDDD1.jpg" text:style-name="Internet_20_link" text:visited-style-name="Visited_20_Internet_20_Link">.</text:a><text:a xlink:type="simple" xlink:href="http://cdn.destructoid.com//ul/273702-CDDDD1.jpg" text:style-name="Internet_20_link" text:visited-style-name="Visited_20_Internet_20_Link">com</text:a><text:a xlink:type="simple" xlink:href="http://cdn.destructoid.com//ul/273702-CDDDD1.jpg" text:style-name="Internet_20_link" text:visited-style-name="Visited_20_Internet_20_Link">//</text:a><text:a xlink:type="simple" xlink:href="http://cdn.destructoid.com//ul/273702-CDDDD1.jpg" text:style-name="Internet_20_link" text:visited-style-name="Visited_20_Internet_20_Link">ul</text:a><text:a xlink:type="simple" xlink:href="http://cdn.destructoid.com//ul/273702-CDDDD1.jpg" text:style-name="Internet_20_link" text:visited-style-name="Visited_20_Internet_20_Link">/273702-</text:a><text:a xlink:type="simple" xlink:href="http://cdn.destructoid.com//ul/273702-CDDDD1.jpg" text:style-name="Internet_20_link" text:visited-style-name="Visited_20_Internet_20_Link">CDDDD</text:a><text:a xlink:type="simple" xlink:href="http://cdn.destructoid.com//ul/273702-CDDDD1.jpg" text:style-name="Internet_20_link" text:visited-style-name="Visited_20_Internet_20_Link">1.</text:a><text:a xlink:type="simple" xlink:href="http://cdn.destructoid.com//ul/273702-CDDDD1.jpg" text:style-name="Internet_20_link" text:visited-style-name="Visited_20_Internet_20_Link">jpg</text:a></text:p>
      <text:p text:style-name="P1"/>
      <text:p text:style-name="P1">Chodźcie, dzieci, siądźcie w koło, byście dobrze mnie słyszały.</text:p>
      <text:p text:style-name="P1">Opowiem wam o świecie Lemurii i o dziewczynce stworzonej do chwały.</text:p>
      <text:p text:style-name="P1"/>
      <text:p text:style-name="P2">Niezależne, produkowane przez garstkę ludzi gry, popularnie zwane „indykami”, przeżywają ostatnimi laty prawdziwy rozkwit. Tytuły takie jak „To The Moon” czy „Undertale” pokazują, że pasja twórców jest nieraz dużo istotniejsza niż kosmiczny budżet i wypasiona grafika. „Child of Light” również jest jedną z takich gier. Gier, w których pierwsze dwadzieścia minut człowiek spędza na ekranie tytułowym, wsłuchując się w motyw przewodni. I wie, że potem będzie jeszcze lepiej.</text:p>
      <text:p text:style-name="P2"/>
      <text:p text:style-name="P2">„Child of Light” jest połączeniem platformówki oraz RPG z turowym (choć nie do końca) systemem walki. Wymaga on nieco przyzwyczajenia, ale początkowe starcia są na tyle łatwe, że doskonale służą jako samouczek. Potem poziom trudności walk nieco rośnie, zaś elementy platformowe schodzą na dalszy plan (co jest nawet fabularnie uzasadnione). Do tego dochodzą całkiem pokaźne drzewka umiejętności oraz system craftingu oparty na kryształach i żywiołach. Czyli wystarczająco, by móc pobawić się w specjalizacje i jednocześnie nie pogubić w natłoku możliwości. Acz jak to bywa w większości RPG-ów, wprawny gracz zdoła bez większych trudności „wymaksować” wszystkie postacie.</text:p>
      <text:p text:style-name="P1"/>
      <text:p text:style-name="P2">Naszą główną bohaterkę, Aurorę, poznajemy w niezbyt przyjemnym momencie, mianowicie... w chwili śmierci. No, może nie do końca śmierci – dziewczę zapadło w dziwnego rodzaju śpiączkę, co w jakiś sposób przeniosło ją do królestwa Lemurii, niegdyś krainy światłości, a obecnie miejsca pogrążonego w mroku przez Królową Nocy (hmm, gdzieś już to widziałem…). Aurora zostaje oczywiście okrzyknięta wybrańcem, Dzieckiem Światła i chcąc nie chcąc, musi teraz pomóc odzyskać skradzione przez Królową słońce, księżyc oraz gwiazdy. A w międzyczasie stara się też znaleźć sposób na powrót do domu. Fabuła, choć brzmi dość banalnie i schematycznie, zawiera kilka niezłych zwrotów akcji. W dodatku jest idealnie poprowadzona, jeśli chodzi o tempo – w momencie, w którym zaczynamy czuć już lekkie znużenie ciągłymi potyczkami i eksploracją, „Child of Light” wywraca wszystko do góry nogami i miażdży solidną dawką uczuć. Na plus policzyć można też NPC-ów takich jak choćby ognik, mag-beksa czy... mysz w stroju Robin Hooda. Nie da się ukryć, w tej grze dowodzimy naprawdę nieźle pokręconą grupą osobliwości.</text:p>
      <text:p text:style-name="P1"/>
      <text:p text:style-name="P2">No dobra, ale co właściwie wyróżnia ten kawałek komputerowej sztuki (nie waham się użyć tego słowa) wśród pozostałych gier? Ano oczywiście klimat, sprawiający, że grając, czujemy się niczym w baśni. Podkreśla to nie tylko cudowna, ręcznie rysowana grafika (polecam przyglądać się tłom kolejnych lokacji) czy przepiękna muzyka (chóry w czasie starć z bossami są fenomenalne!), ale nade wszystko narracja, która jest w pełni pisana wierszem. Nawet najkrótsza wymiana zdań między bohaterami to rymowanka, opisy zadań to zgrabne wierszyki, zaś niektóre słowne utarczki ocierają się o majstersztyk. Na wyróżnienie zasługuje tu zwłaszcza postać błazna, której rymowanie… nie do końca wychodzi, przez co inni bohaterowie nieustannie ją poprawiają. Zdarzają się co prawda rymy „częstochowskie” i eksploatowane do granic możliwości (m.in. nagminna kombinacja „daugther – father”), ale nie psują one ogólnego odbioru.</text:p>
      <text:p text:style-name="P1"/>
      <text:p text:style-name="P2"><text:soft-page-break/>Lecz wszystkie te smaczki wyłapiemy jedynie jeśli znamy angielski w stopniu wyższym niż podstawowy. Gra bowiem nie została przełożona na polski – przynajmniej oficjalnie. Istnieje tłumaczenie fanowskie, jednak nie korzystałem z niego, więc nie mam też pojęcia, jaki poziom prezentuje. Wszelkie komentarze wskazują jednak, że jego twórcy (grupa Spolszczenia4You) podołali zadaniu, zatem chyba mogę je w ciemno polecić.</text:p>
      <text:p text:style-name="P1"/>
      <text:p text:style-name="P1">Gra ma jednak dwie wady – pierwszą jest platforma Uplay, która musi być włączona jednocześnie ze Steamem i dodatkowo domaga się aktywnego połączenia z Internetem. Co prawda chwila grzebania w ustawieniach sprawia, że można grać offline, ale do siana ciężkiego, konieczność instalacji i włączania kilku programów dla jednej gry jest po prostu irytująca. Drugą, poważniejszą wadą jest niemal kompletny brak dubbingu. Przy całej fantastycznej, wierszowanej narracji, brak głosów bohaterów szczególnie daje się we znaki. Naprawdę ubolewam nad tym, że twórcy nie zdecydowali się nagrać choćby istotniejszych dialogów – tym bardziej że narratorka, czyli jedyna postać, która przemawia do nas w czasie zabawy, spisała się wprost bajecznie.</text:p>
      <text:p text:style-name="P1"/>
      <text:p text:style-name="P1">Bajecznie. To słowo chyba najlepiej podsumowuje „Child of Light”. Klimat, muzyka, grafika, ba!, już sam początek gry (nigdy nie spotkałem się z równie prostym i równie klimatycznym wprowadzeniem) jednoznacznie wskazują, że znaleźliśmy się w interaktywnej opowieści na dobranoc. Kojarzycie pewnie sytuację, w której rodzic opowiada dziecku bajkę do snu, a ono zamiast zasnąć domaga się dalszej części? Dokładnie tak się poczujecie, poznając historię Aurory, Lemurii i zamieszkujących ją istot. Do czego gorąco zachęcam.</text:p>
      <text:p text:style-name="P1"/>
      <text:p text:style-name="P1">Screeny:</text:p>
      <text:p text:style-name="P1"><text:a xlink:type="simple" xlink:href="https://drive.google.com/file/d/0B01KYeeXk5U9cXJYQVM2OVNKY0U/view?usp=sharing" text:style-name="Internet_20_link" text:visited-style-name="Visited_20_Internet_20_Link">https</text:a><text:a xlink:type="simple" xlink:href="https://drive.google.com/file/d/0B01KYeeXk5U9cXJYQVM2OVNKY0U/view?usp=sharing" text:style-name="Internet_20_link" text:visited-style-name="Visited_20_Internet_20_Link">://</text:a><text:a xlink:type="simple" xlink:href="https://drive.google.com/file/d/0B01KYeeXk5U9cXJYQVM2OVNKY0U/view?usp=sharing" text:style-name="Internet_20_link" text:visited-style-name="Visited_20_Internet_20_Link">drive</text:a><text:a xlink:type="simple" xlink:href="https://drive.google.com/file/d/0B01KYeeXk5U9cXJYQVM2OVNKY0U/view?usp=sharing" text:style-name="Internet_20_link" text:visited-style-name="Visited_20_Internet_20_Link">.</text:a><text:a xlink:type="simple" xlink:href="https://drive.google.com/file/d/0B01KYeeXk5U9cXJYQVM2OVNKY0U/view?usp=sharing" text:style-name="Internet_20_link" text:visited-style-name="Visited_20_Internet_20_Link">google</text:a><text:a xlink:type="simple" xlink:href="https://drive.google.com/file/d/0B01KYeeXk5U9cXJYQVM2OVNKY0U/view?usp=sharing" text:style-name="Internet_20_link" text:visited-style-name="Visited_20_Internet_20_Link">.</text:a><text:a xlink:type="simple" xlink:href="https://drive.google.com/file/d/0B01KYeeXk5U9cXJYQVM2OVNKY0U/view?usp=sharing" text:style-name="Internet_20_link" text:visited-style-name="Visited_20_Internet_20_Link">com</text:a><text:a xlink:type="simple" xlink:href="https://drive.google.com/file/d/0B01KYeeXk5U9cXJYQVM2OVNKY0U/view?usp=sharing" text:style-name="Internet_20_link" text:visited-style-name="Visited_20_Internet_20_Link">/</text:a><text:a xlink:type="simple" xlink:href="https://drive.google.com/file/d/0B01KYeeXk5U9cXJYQVM2OVNKY0U/view?usp=sharing" text:style-name="Internet_20_link" text:visited-style-name="Visited_20_Internet_20_Link">file</text:a><text:a xlink:type="simple" xlink:href="https://drive.google.com/file/d/0B01KYeeXk5U9cXJYQVM2OVNKY0U/view?usp=sharing" text:style-name="Internet_20_link" text:visited-style-name="Visited_20_Internet_20_Link">/</text:a><text:a xlink:type="simple" xlink:href="https://drive.google.com/file/d/0B01KYeeXk5U9cXJYQVM2OVNKY0U/view?usp=sharing" text:style-name="Internet_20_link" text:visited-style-name="Visited_20_Internet_20_Link">d</text:a><text:a xlink:type="simple" xlink:href="https://drive.google.com/file/d/0B01KYeeXk5U9cXJYQVM2OVNKY0U/view?usp=sharing" text:style-name="Internet_20_link" text:visited-style-name="Visited_20_Internet_20_Link">/0</text:a><text:a xlink:type="simple" xlink:href="https://drive.google.com/file/d/0B01KYeeXk5U9cXJYQVM2OVNKY0U/view?usp=sharing" text:style-name="Internet_20_link" text:visited-style-name="Visited_20_Internet_20_Link">B</text:a><text:a xlink:type="simple" xlink:href="https://drive.google.com/file/d/0B01KYeeXk5U9cXJYQVM2OVNKY0U/view?usp=sharing" text:style-name="Internet_20_link" text:visited-style-name="Visited_20_Internet_20_Link">01</text:a><text:a xlink:type="simple" xlink:href="https://drive.google.com/file/d/0B01KYeeXk5U9cXJYQVM2OVNKY0U/view?usp=sharing" text:style-name="Internet_20_link" text:visited-style-name="Visited_20_Internet_20_Link">KYeeXk</text:a><text:a xlink:type="simple" xlink:href="https://drive.google.com/file/d/0B01KYeeXk5U9cXJYQVM2OVNKY0U/view?usp=sharing" text:style-name="Internet_20_link" text:visited-style-name="Visited_20_Internet_20_Link">5</text:a><text:a xlink:type="simple" xlink:href="https://drive.google.com/file/d/0B01KYeeXk5U9cXJYQVM2OVNKY0U/view?usp=sharing" text:style-name="Internet_20_link" text:visited-style-name="Visited_20_Internet_20_Link">U</text:a><text:a xlink:type="simple" xlink:href="https://drive.google.com/file/d/0B01KYeeXk5U9cXJYQVM2OVNKY0U/view?usp=sharing" text:style-name="Internet_20_link" text:visited-style-name="Visited_20_Internet_20_Link">9</text:a><text:a xlink:type="simple" xlink:href="https://drive.google.com/file/d/0B01KYeeXk5U9cXJYQVM2OVNKY0U/view?usp=sharing" text:style-name="Internet_20_link" text:visited-style-name="Visited_20_Internet_20_Link">cXJYQVM</text:a><text:a xlink:type="simple" xlink:href="https://drive.google.com/file/d/0B01KYeeXk5U9cXJYQVM2OVNKY0U/view?usp=sharing" text:style-name="Internet_20_link" text:visited-style-name="Visited_20_Internet_20_Link">2</text:a><text:a xlink:type="simple" xlink:href="https://drive.google.com/file/d/0B01KYeeXk5U9cXJYQVM2OVNKY0U/view?usp=sharing" text:style-name="Internet_20_link" text:visited-style-name="Visited_20_Internet_20_Link">OVNKY</text:a><text:a xlink:type="simple" xlink:href="https://drive.google.com/file/d/0B01KYeeXk5U9cXJYQVM2OVNKY0U/view?usp=sharing" text:style-name="Internet_20_link" text:visited-style-name="Visited_20_Internet_20_Link">0</text:a><text:a xlink:type="simple" xlink:href="https://drive.google.com/file/d/0B01KYeeXk5U9cXJYQVM2OVNKY0U/view?usp=sharing" text:style-name="Internet_20_link" text:visited-style-name="Visited_20_Internet_20_Link">U</text:a><text:a xlink:type="simple" xlink:href="https://drive.google.com/file/d/0B01KYeeXk5U9cXJYQVM2OVNKY0U/view?usp=sharing" text:style-name="Internet_20_link" text:visited-style-name="Visited_20_Internet_20_Link">/</text:a><text:a xlink:type="simple" xlink:href="https://drive.google.com/file/d/0B01KYeeXk5U9cXJYQVM2OVNKY0U/view?usp=sharing" text:style-name="Internet_20_link" text:visited-style-name="Visited_20_Internet_20_Link">view</text:a><text:a xlink:type="simple" xlink:href="https://drive.google.com/file/d/0B01KYeeXk5U9cXJYQVM2OVNKY0U/view?usp=sharing" text:style-name="Internet_20_link" text:visited-style-name="Visited_20_Internet_20_Link">?</text:a><text:a xlink:type="simple" xlink:href="https://drive.google.com/file/d/0B01KYeeXk5U9cXJYQVM2OVNKY0U/view?usp=sharing" text:style-name="Internet_20_link" text:visited-style-name="Visited_20_Internet_20_Link">usp</text:a><text:a xlink:type="simple" xlink:href="https://drive.google.com/file/d/0B01KYeeXk5U9cXJYQVM2OVNKY0U/view?usp=sharing" text:style-name="Internet_20_link" text:visited-style-name="Visited_20_Internet_20_Link">=</text:a><text:a xlink:type="simple" xlink:href="https://drive.google.com/file/d/0B01KYeeXk5U9cXJYQVM2OVNKY0U/view?usp=sharing" text:style-name="Internet_20_link" text:visited-style-name="Visited_20_Internet_20_Link">sharing</text:a></text:p>
      <text:p text:style-name="P1"><text:a xlink:type="simple" xlink:href="https://drive.google.com/file/d/0B01KYeeXk5U9R0M4QXZCYUZJbm8/view?usp=sharing" text:style-name="Internet_20_link" text:visited-style-name="Visited_20_Internet_20_Link">https</text:a><text:a xlink:type="simple" xlink:href="https://drive.google.com/file/d/0B01KYeeXk5U9R0M4QXZCYUZJbm8/view?usp=sharing" text:style-name="Internet_20_link" text:visited-style-name="Visited_20_Internet_20_Link">://</text:a><text:a xlink:type="simple" xlink:href="https://drive.google.com/file/d/0B01KYeeXk5U9R0M4QXZCYUZJbm8/view?usp=sharing" text:style-name="Internet_20_link" text:visited-style-name="Visited_20_Internet_20_Link">drive</text:a><text:a xlink:type="simple" xlink:href="https://drive.google.com/file/d/0B01KYeeXk5U9R0M4QXZCYUZJbm8/view?usp=sharing" text:style-name="Internet_20_link" text:visited-style-name="Visited_20_Internet_20_Link">.</text:a><text:a xlink:type="simple" xlink:href="https://drive.google.com/file/d/0B01KYeeXk5U9R0M4QXZCYUZJbm8/view?usp=sharing" text:style-name="Internet_20_link" text:visited-style-name="Visited_20_Internet_20_Link">google</text:a><text:a xlink:type="simple" xlink:href="https://drive.google.com/file/d/0B01KYeeXk5U9R0M4QXZCYUZJbm8/view?usp=sharing" text:style-name="Internet_20_link" text:visited-style-name="Visited_20_Internet_20_Link">.</text:a><text:a xlink:type="simple" xlink:href="https://drive.google.com/file/d/0B01KYeeXk5U9R0M4QXZCYUZJbm8/view?usp=sharing" text:style-name="Internet_20_link" text:visited-style-name="Visited_20_Internet_20_Link">com</text:a><text:a xlink:type="simple" xlink:href="https://drive.google.com/file/d/0B01KYeeXk5U9R0M4QXZCYUZJbm8/view?usp=sharing" text:style-name="Internet_20_link" text:visited-style-name="Visited_20_Internet_20_Link">/</text:a><text:a xlink:type="simple" xlink:href="https://drive.google.com/file/d/0B01KYeeXk5U9R0M4QXZCYUZJbm8/view?usp=sharing" text:style-name="Internet_20_link" text:visited-style-name="Visited_20_Internet_20_Link">file</text:a><text:a xlink:type="simple" xlink:href="https://drive.google.com/file/d/0B01KYeeXk5U9R0M4QXZCYUZJbm8/view?usp=sharing" text:style-name="Internet_20_link" text:visited-style-name="Visited_20_Internet_20_Link">/</text:a><text:a xlink:type="simple" xlink:href="https://drive.google.com/file/d/0B01KYeeXk5U9R0M4QXZCYUZJbm8/view?usp=sharing" text:style-name="Internet_20_link" text:visited-style-name="Visited_20_Internet_20_Link">d</text:a><text:a xlink:type="simple" xlink:href="https://drive.google.com/file/d/0B01KYeeXk5U9R0M4QXZCYUZJbm8/view?usp=sharing" text:style-name="Internet_20_link" text:visited-style-name="Visited_20_Internet_20_Link">/0</text:a><text:a xlink:type="simple" xlink:href="https://drive.google.com/file/d/0B01KYeeXk5U9R0M4QXZCYUZJbm8/view?usp=sharing" text:style-name="Internet_20_link" text:visited-style-name="Visited_20_Internet_20_Link">B</text:a><text:a xlink:type="simple" xlink:href="https://drive.google.com/file/d/0B01KYeeXk5U9R0M4QXZCYUZJbm8/view?usp=sharing" text:style-name="Internet_20_link" text:visited-style-name="Visited_20_Internet_20_Link">01</text:a><text:a xlink:type="simple" xlink:href="https://drive.google.com/file/d/0B01KYeeXk5U9R0M4QXZCYUZJbm8/view?usp=sharing" text:style-name="Internet_20_link" text:visited-style-name="Visited_20_Internet_20_Link">KYeeXk</text:a><text:a xlink:type="simple" xlink:href="https://drive.google.com/file/d/0B01KYeeXk5U9R0M4QXZCYUZJbm8/view?usp=sharing" text:style-name="Internet_20_link" text:visited-style-name="Visited_20_Internet_20_Link">5</text:a><text:a xlink:type="simple" xlink:href="https://drive.google.com/file/d/0B01KYeeXk5U9R0M4QXZCYUZJbm8/view?usp=sharing" text:style-name="Internet_20_link" text:visited-style-name="Visited_20_Internet_20_Link">U</text:a><text:a xlink:type="simple" xlink:href="https://drive.google.com/file/d/0B01KYeeXk5U9R0M4QXZCYUZJbm8/view?usp=sharing" text:style-name="Internet_20_link" text:visited-style-name="Visited_20_Internet_20_Link">9</text:a><text:a xlink:type="simple" xlink:href="https://drive.google.com/file/d/0B01KYeeXk5U9R0M4QXZCYUZJbm8/view?usp=sharing" text:style-name="Internet_20_link" text:visited-style-name="Visited_20_Internet_20_Link">R</text:a><text:a xlink:type="simple" xlink:href="https://drive.google.com/file/d/0B01KYeeXk5U9R0M4QXZCYUZJbm8/view?usp=sharing" text:style-name="Internet_20_link" text:visited-style-name="Visited_20_Internet_20_Link">0</text:a><text:a xlink:type="simple" xlink:href="https://drive.google.com/file/d/0B01KYeeXk5U9R0M4QXZCYUZJbm8/view?usp=sharing" text:style-name="Internet_20_link" text:visited-style-name="Visited_20_Internet_20_Link">M</text:a><text:a xlink:type="simple" xlink:href="https://drive.google.com/file/d/0B01KYeeXk5U9R0M4QXZCYUZJbm8/view?usp=sharing" text:style-name="Internet_20_link" text:visited-style-name="Visited_20_Internet_20_Link">4</text:a><text:a xlink:type="simple" xlink:href="https://drive.google.com/file/d/0B01KYeeXk5U9R0M4QXZCYUZJbm8/view?usp=sharing" text:style-name="Internet_20_link" text:visited-style-name="Visited_20_Internet_20_Link">QXZCYUZJbm</text:a><text:a xlink:type="simple" xlink:href="https://drive.google.com/file/d/0B01KYeeXk5U9R0M4QXZCYUZJbm8/view?usp=sharing" text:style-name="Internet_20_link" text:visited-style-name="Visited_20_Internet_20_Link">8/</text:a><text:a xlink:type="simple" xlink:href="https://drive.google.com/file/d/0B01KYeeXk5U9R0M4QXZCYUZJbm8/view?usp=sharing" text:style-name="Internet_20_link" text:visited-style-name="Visited_20_Internet_20_Link">view</text:a><text:a xlink:type="simple" xlink:href="https://drive.google.com/file/d/0B01KYeeXk5U9R0M4QXZCYUZJbm8/view?usp=sharing" text:style-name="Internet_20_link" text:visited-style-name="Visited_20_Internet_20_Link">?</text:a><text:a xlink:type="simple" xlink:href="https://drive.google.com/file/d/0B01KYeeXk5U9R0M4QXZCYUZJbm8/view?usp=sharing" text:style-name="Internet_20_link" text:visited-style-name="Visited_20_Internet_20_Link">usp</text:a><text:a xlink:type="simple" xlink:href="https://drive.google.com/file/d/0B01KYeeXk5U9R0M4QXZCYUZJbm8/view?usp=sharing" text:style-name="Internet_20_link" text:visited-style-name="Visited_20_Internet_20_Link">=</text:a><text:a xlink:type="simple" xlink:href="https://drive.google.com/file/d/0B01KYeeXk5U9R0M4QXZCYUZJbm8/view?usp=sharing" text:style-name="Internet_20_link" text:visited-style-name="Visited_20_Internet_20_Link">sharing</text:a></text:p>
      <text:p text:style-name="P1"><text:a xlink:type="simple" xlink:href="https://drive.google.com/file/d/0B01KYeeXk5U9YW0tN0JiUFZsQkE/view?usp=sharing" text:style-name="Internet_20_link" text:visited-style-name="Visited_20_Internet_20_Link">https</text:a><text:a xlink:type="simple" xlink:href="https://drive.google.com/file/d/0B01KYeeXk5U9YW0tN0JiUFZsQkE/view?usp=sharing" text:style-name="Internet_20_link" text:visited-style-name="Visited_20_Internet_20_Link">://</text:a><text:a xlink:type="simple" xlink:href="https://drive.google.com/file/d/0B01KYeeXk5U9YW0tN0JiUFZsQkE/view?usp=sharing" text:style-name="Internet_20_link" text:visited-style-name="Visited_20_Internet_20_Link">drive</text:a><text:a xlink:type="simple" xlink:href="https://drive.google.com/file/d/0B01KYeeXk5U9YW0tN0JiUFZsQkE/view?usp=sharing" text:style-name="Internet_20_link" text:visited-style-name="Visited_20_Internet_20_Link">.</text:a><text:a xlink:type="simple" xlink:href="https://drive.google.com/file/d/0B01KYeeXk5U9YW0tN0JiUFZsQkE/view?usp=sharing" text:style-name="Internet_20_link" text:visited-style-name="Visited_20_Internet_20_Link">google</text:a><text:a xlink:type="simple" xlink:href="https://drive.google.com/file/d/0B01KYeeXk5U9YW0tN0JiUFZsQkE/view?usp=sharing" text:style-name="Internet_20_link" text:visited-style-name="Visited_20_Internet_20_Link">.</text:a><text:a xlink:type="simple" xlink:href="https://drive.google.com/file/d/0B01KYeeXk5U9YW0tN0JiUFZsQkE/view?usp=sharing" text:style-name="Internet_20_link" text:visited-style-name="Visited_20_Internet_20_Link">com</text:a><text:a xlink:type="simple" xlink:href="https://drive.google.com/file/d/0B01KYeeXk5U9YW0tN0JiUFZsQkE/view?usp=sharing" text:style-name="Internet_20_link" text:visited-style-name="Visited_20_Internet_20_Link">/</text:a><text:a xlink:type="simple" xlink:href="https://drive.google.com/file/d/0B01KYeeXk5U9YW0tN0JiUFZsQkE/view?usp=sharing" text:style-name="Internet_20_link" text:visited-style-name="Visited_20_Internet_20_Link">file</text:a><text:a xlink:type="simple" xlink:href="https://drive.google.com/file/d/0B01KYeeXk5U9YW0tN0JiUFZsQkE/view?usp=sharing" text:style-name="Internet_20_link" text:visited-style-name="Visited_20_Internet_20_Link">/</text:a><text:a xlink:type="simple" xlink:href="https://drive.google.com/file/d/0B01KYeeXk5U9YW0tN0JiUFZsQkE/view?usp=sharing" text:style-name="Internet_20_link" text:visited-style-name="Visited_20_Internet_20_Link">d</text:a><text:a xlink:type="simple" xlink:href="https://drive.google.com/file/d/0B01KYeeXk5U9YW0tN0JiUFZsQkE/view?usp=sharing" text:style-name="Internet_20_link" text:visited-style-name="Visited_20_Internet_20_Link">/0</text:a><text:a xlink:type="simple" xlink:href="https://drive.google.com/file/d/0B01KYeeXk5U9YW0tN0JiUFZsQkE/view?usp=sharing" text:style-name="Internet_20_link" text:visited-style-name="Visited_20_Internet_20_Link">B</text:a><text:a xlink:type="simple" xlink:href="https://drive.google.com/file/d/0B01KYeeXk5U9YW0tN0JiUFZsQkE/view?usp=sharing" text:style-name="Internet_20_link" text:visited-style-name="Visited_20_Internet_20_Link">01</text:a><text:a xlink:type="simple" xlink:href="https://drive.google.com/file/d/0B01KYeeXk5U9YW0tN0JiUFZsQkE/view?usp=sharing" text:style-name="Internet_20_link" text:visited-style-name="Visited_20_Internet_20_Link">KYeeXk</text:a><text:a xlink:type="simple" xlink:href="https://drive.google.com/file/d/0B01KYeeXk5U9YW0tN0JiUFZsQkE/view?usp=sharing" text:style-name="Internet_20_link" text:visited-style-name="Visited_20_Internet_20_Link">5</text:a><text:a xlink:type="simple" xlink:href="https://drive.google.com/file/d/0B01KYeeXk5U9YW0tN0JiUFZsQkE/view?usp=sharing" text:style-name="Internet_20_link" text:visited-style-name="Visited_20_Internet_20_Link">U</text:a><text:a xlink:type="simple" xlink:href="https://drive.google.com/file/d/0B01KYeeXk5U9YW0tN0JiUFZsQkE/view?usp=sharing" text:style-name="Internet_20_link" text:visited-style-name="Visited_20_Internet_20_Link">9</text:a><text:a xlink:type="simple" xlink:href="https://drive.google.com/file/d/0B01KYeeXk5U9YW0tN0JiUFZsQkE/view?usp=sharing" text:style-name="Internet_20_link" text:visited-style-name="Visited_20_Internet_20_Link">YW</text:a><text:a xlink:type="simple" xlink:href="https://drive.google.com/file/d/0B01KYeeXk5U9YW0tN0JiUFZsQkE/view?usp=sharing" text:style-name="Internet_20_link" text:visited-style-name="Visited_20_Internet_20_Link">0</text:a><text:a xlink:type="simple" xlink:href="https://drive.google.com/file/d/0B01KYeeXk5U9YW0tN0JiUFZsQkE/view?usp=sharing" text:style-name="Internet_20_link" text:visited-style-name="Visited_20_Internet_20_Link">tN</text:a><text:a xlink:type="simple" xlink:href="https://drive.google.com/file/d/0B01KYeeXk5U9YW0tN0JiUFZsQkE/view?usp=sharing" text:style-name="Internet_20_link" text:visited-style-name="Visited_20_Internet_20_Link">0</text:a><text:a xlink:type="simple" xlink:href="https://drive.google.com/file/d/0B01KYeeXk5U9YW0tN0JiUFZsQkE/view?usp=sharing" text:style-name="Internet_20_link" text:visited-style-name="Visited_20_Internet_20_Link">JiUFZsQkE</text:a><text:a xlink:type="simple" xlink:href="https://drive.google.com/file/d/0B01KYeeXk5U9YW0tN0JiUFZsQkE/view?usp=sharing" text:style-name="Internet_20_link" text:visited-style-name="Visited_20_Internet_20_Link">/</text:a><text:a xlink:type="simple" xlink:href="https://drive.google.com/file/d/0B01KYeeXk5U9YW0tN0JiUFZsQkE/view?usp=sharing" text:style-name="Internet_20_link" text:visited-style-name="Visited_20_Internet_20_Link">view</text:a><text:a xlink:type="simple" xlink:href="https://drive.google.com/file/d/0B01KYeeXk5U9YW0tN0JiUFZsQkE/view?usp=sharing" text:style-name="Internet_20_link" text:visited-style-name="Visited_20_Internet_20_Link">?</text:a><text:a xlink:type="simple" xlink:href="https://drive.google.com/file/d/0B01KYeeXk5U9YW0tN0JiUFZsQkE/view?usp=sharing" text:style-name="Internet_20_link" text:visited-style-name="Visited_20_Internet_20_Link">usp</text:a><text:a xlink:type="simple" xlink:href="https://drive.google.com/file/d/0B01KYeeXk5U9YW0tN0JiUFZsQkE/view?usp=sharing" text:style-name="Internet_20_link" text:visited-style-name="Visited_20_Internet_20_Link">=</text:a><text:a xlink:type="simple" xlink:href="https://drive.google.com/file/d/0B01KYeeXk5U9YW0tN0JiUFZsQkE/view?usp=sharing" text:style-name="Internet_20_link" text:visited-style-name="Visited_20_Internet_20_Link">sharin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initial-creator/>
    <meta:editing-cycles>2</meta:editing-cycles>
    <dc:date>2016-03-09T00:31:35.124000000</dc:date>
    <meta:editing-duration>PT4H27M20S</meta:editing-duration>
    <meta:document-statistic meta:table-count="0" meta:image-count="0" meta:object-count="0" meta:page-count="2" meta:paragraph-count="14" meta:word-count="716" meta:character-count="5245" meta:non-whitespace-character-count="4537"/>
  </office:meta>
</office:document-meta>
</file>